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lovensko" table:style-name="ta1">
        <table:shapes>
          <draw:frame draw:z-index="0" draw:style-name="gr1" svg:width="6.298in" svg:height="2.7307in" svg:x="8.4012in" svg:y="0.837in">
            <draw:object draw:notify-on-update-of-ranges="Slovensko.B2:Slovensko.B2 Slovensko.A2:Slovensko.A2 Slovensko.B3:Slovensko.B3 Slovensko.A3:Slovensko.A3 Slovensko.B4:Slovensko.B4 Slovensko.A4:Slovensko.A4 Slovensko.B5:Slovensko.B5 Slovensko.A5:Slovensko.A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in" svg:height="2.7307in" svg:x="1.8862in" svg:y="0.8476in">
            <draw:object draw:notify-on-update-of-ranges="Slovensko.B8:Slovensko.B8 Slovensko.A8:Slovensko.A8 Slovensko.B9:Slovensko.B9 Slovensko.A9:Slovensko.A9 Slovensko.B10:Slovensko.B10 Slovensko.A10:Slovensko.A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in" svg:height="2.5008in" svg:x="1.9839in" svg:y="5.0323in">
            <draw:object draw:notify-on-update-of-ranges="Slovensko.B13:Slovensko.B13 Slovensko.A13:Slovensko.A13 Slovensko.B14:Slovensko.B14 Slovensko.A14:Slovensko.A14 Slovensko.B15:Slovensko.B15 Slovensko.A15:Slovensko.A1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3091in" svg:height="2.4902in" svg:x="8.672in" svg:y="5.0638in">
            <draw:object draw:notify-on-update-of-ranges="Slovensko.B18:Slovensko.B18 Slovensko.A18:Slovensko.A18 Slovensko.B19:Slovensko.B19 Slovensko.A19:Slovensko.A1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TCP</text:p>
          </table:table-cell>
          <table:table-cell/>
        </table:table-row>
        <table:table-row table:style-name="ro2">
          <table:table-cell office:value-type="float" office:value="3.1">
            <text:p>3.1</text:p>
          </table:table-cell>
          <table:table-cell office:value-type="string">
            <text:p>Iperf</text:p>
          </table:table-cell>
        </table:table-row>
        <table:table-row table:style-name="ro2">
          <table:table-cell office:value-type="float" office:value="2.87">
            <text:p>2.87</text:p>
          </table:table-cell>
          <table:table-cell office:value-type="string">
            <text:p>Netperf</text:p>
          </table:table-cell>
        </table:table-row>
        <table:table-row table:style-name="ro2">
          <table:table-cell office:value-type="float" office:value="2.9">
            <text:p>2.9</text:p>
          </table:table-cell>
          <table:table-cell office:value-type="string">
            <text:p>Thrulay</text:p>
          </table:table-cell>
        </table:table-row>
        <table:table-row table:style-name="ro2">
          <table:table-cell office:value-type="float" office:value="2.89">
            <text:p>2.89</text:p>
          </table:table-cell>
          <table:table-cell office:value-type="string">
            <text:p>Nuttcp</text:p>
          </table:table-cell>
        </table:table-row>
        <table:table-row table:style-name="ro3">
          <table:table-cell table:number-columns-repeated="2"/>
        </table:table-row>
        <table:table-row table:style-name="ro1">
          <table:table-cell office:value-type="string">
            <text:p>UDP</text:p>
          </table:table-cell>
          <table:table-cell/>
        </table:table-row>
        <table:table-row table:style-name="ro2">
          <table:table-cell office:value-type="float" office:value="3.14">
            <text:p>3.14</text:p>
          </table:table-cell>
          <table:table-cell office:value-type="string">
            <text:p>Iperf</text:p>
          </table:table-cell>
        </table:table-row>
        <table:table-row table:style-name="ro2">
          <table:table-cell office:value-type="float" office:value="2.97">
            <text:p>2.97</text:p>
          </table:table-cell>
          <table:table-cell office:value-type="string">
            <text:p>Nuttcp</text:p>
          </table:table-cell>
        </table:table-row>
        <table:table-row table:style-name="ro2">
          <table:table-cell office:value-type="float" office:value="2.73">
            <text:p>2.73</text:p>
          </table:table-cell>
          <table:table-cell office:value-type="string">
            <text:p>BWPing</text:p>
          </table:table-cell>
        </table:table-row>
        <table:table-row table:style-name="ro3">
          <table:table-cell table:number-columns-repeated="2"/>
        </table:table-row>
        <table:table-row table:style-name="ro1">
          <table:table-cell office:value-type="string">
            <text:p>LOSS</text:p>
          </table:table-cell>
          <table:table-cell/>
        </table:table-row>
        <table:table-row table:style-name="ro2">
          <table:table-cell office:value-type="float" office:value="11.04">
            <text:p>11.04</text:p>
          </table:table-cell>
          <table:table-cell office:value-type="string">
            <text:p>Iperf</text:p>
          </table:table-cell>
        </table:table-row>
        <table:table-row table:style-name="ro2">
          <table:table-cell office:value-type="float" office:value="14.25">
            <text:p>14.25</text:p>
          </table:table-cell>
          <table:table-cell office:value-type="string">
            <text:p>Thrulay</text:p>
          </table:table-cell>
        </table:table-row>
        <table:table-row table:style-name="ro2">
          <table:table-cell office:value-type="float" office:value="15.84">
            <text:p>15.84</text:p>
          </table:table-cell>
          <table:table-cell office:value-type="string">
            <text:p>Nuttcp</text:p>
          </table:table-cell>
        </table:table-row>
        <table:table-row table:style-name="ro3">
          <table:table-cell table:number-columns-repeated="2"/>
        </table:table-row>
        <table:table-row table:style-name="ro1">
          <table:table-cell office:value-type="string">
            <text:p>OWAMP</text:p>
          </table:table-cell>
          <table:table-cell/>
        </table:table-row>
        <table:table-row table:style-name="ro1">
          <table:table-cell office:value-type="float" office:value="5.6">
            <text:p>5.6</text:p>
          </table:table-cell>
          <table:table-cell office:value-type="string">
            <text:p>OWAMP</text:p>
          </table:table-cell>
        </table:table-row>
        <table:table-row table:style-name="ro1">
          <table:table-cell office:value-type="float" office:value="4.1">
            <text:p>4.1</text:p>
          </table:table-cell>
          <table:table-cell office:value-type="string">
            <text:p>Ping/2</text:p>
          </table:table-cell>
        </table:table-row>
        <table:table-row table:style-name="ro3" table:number-rows-repeated="4">
          <table:table-cell table:number-columns-repeated="2"/>
        </table:table-row>
        <table:table-row table:style-name="ro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vajciarsko" table:style-name="ta1">
        <table:shapes>
          <draw:frame draw:z-index="0" draw:style-name="gr1" svg:width="6.298in" svg:height="2.689in" svg:x="8.4012in" svg:y="0.8059in">
            <draw:object draw:notify-on-update-of-ranges="Svajciarsko.B2:Svajciarsko.B2 Svajciarsko.A2:Svajciarsko.A2 Svajciarsko.B3:Svajciarsko.B3 Svajciarsko.A3:Svajciarsko.A3 Svajciarsko.B4:Svajciarsko.B4 Svajciarsko.A4:Svajciarsko.A4 Svajciarsko.B5:Svajciarsko.B5 Svajciarsko.A5:Svajciarsko.A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6.298in" svg:height="2.6685in" svg:x="1.8862in" svg:y="0.8161in">
            <draw:object draw:notify-on-update-of-ranges="Svajciarsko.B8:Svajciarsko.B8 Svajciarsko.A8:Svajciarsko.A8 Svajciarsko.B9:Svajciarsko.B9 Svajciarsko.A9:Svajciarsko.A9 Svajciarsko.B10:Svajciarsko.B10 Svajciarsko.A10:Svajciarsko.A1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svg:width="6.298in" svg:height="2.4799in" svg:x="1.9839in" svg:y="4.8657in">
            <draw:object draw:notify-on-update-of-ranges="Svajciarsko.B13:Svajciarsko.B13 Svajciarsko.A13:Svajciarsko.A13 Svajciarsko.B14:Svajciarsko.B14 Svajciarsko.A14:Svajciarsko.A14 Svajciarsko.B15:Svajciarsko.B15 Svajciarsko.A15:Svajciarsko.A15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TCP</text:p>
          </table:table-cell>
          <table:table-cell/>
        </table:table-row>
        <table:table-row table:style-name="ro2">
          <table:table-cell office:value-type="float" office:value="0.36">
            <text:p>0.36</text:p>
          </table:table-cell>
          <table:table-cell office:value-type="string">
            <text:p>Iperf</text:p>
          </table:table-cell>
        </table:table-row>
        <table:table-row table:style-name="ro2">
          <table:table-cell office:value-type="float" office:value="0.22">
            <text:p>0.22</text:p>
          </table:table-cell>
          <table:table-cell office:value-type="string">
            <text:p>Netperf</text:p>
          </table:table-cell>
        </table:table-row>
        <table:table-row table:style-name="ro2">
          <table:table-cell office:value-type="float" office:value="0.21">
            <text:p>0.21</text:p>
          </table:table-cell>
          <table:table-cell office:value-type="string">
            <text:p>Thrulay</text:p>
          </table:table-cell>
        </table:table-row>
        <table:table-row table:style-name="ro2">
          <table:table-cell office:value-type="float" office:value="0.22">
            <text:p>0.22</text:p>
          </table:table-cell>
          <table:table-cell office:value-type="string">
            <text:p>Nuttc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UDP</text:p>
          </table:table-cell>
          <table:table-cell/>
        </table:table-row>
        <table:table-row table:style-name="ro2">
          <table:table-cell office:value-type="float" office:value="0.21">
            <text:p>0.21</text:p>
          </table:table-cell>
          <table:table-cell office:value-type="string">
            <text:p>Iperf</text:p>
          </table:table-cell>
        </table:table-row>
        <table:table-row table:style-name="ro2">
          <table:table-cell office:value-type="float" office:value="0.22">
            <text:p>0.22</text:p>
          </table:table-cell>
          <table:table-cell office:value-type="string">
            <text:p>Nuttcp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string">
            <text:p>BWP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LOSS</text:p>
          </table:table-cell>
          <table:table-cell/>
        </table:table-row>
        <table:table-row table:style-name="ro2">
          <table:table-cell office:value-type="float" office:value="84.19">
            <text:p>84.19</text:p>
          </table:table-cell>
          <table:table-cell office:value-type="string">
            <text:p>Iperf</text:p>
          </table:table-cell>
        </table:table-row>
        <table:table-row table:style-name="ro2">
          <table:table-cell office:value-type="float" office:value="82.78">
            <text:p>82.78</text:p>
          </table:table-cell>
          <table:table-cell office:value-type="string">
            <text:p>Thrulay</text:p>
          </table:table-cell>
        </table:table-row>
        <table:table-row table:style-name="ro2">
          <table:table-cell office:value-type="float" office:value="85.16">
            <text:p>85.16</text:p>
          </table:table-cell>
          <table:table-cell office:value-type="string">
            <text:p>Nuttcp</text:p>
          </table:table-cell>
        </table:table-row>
        <table:table-row table:style-name="ro1" table:number-rows-repeated="3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Brno" table:style-name="ta1">
        <table:shapes>
          <draw:frame draw:z-index="0" draw:style-name="gr1" svg:width="6.298in" svg:height="2.6685in" svg:x="8.4012in" svg:y="0.6382in">
            <draw:object draw:notify-on-update-of-ranges="Brno.B1:Brno.B1 Brno.A1:Brno.A1 Brno.B2:Brno.B2 Brno.A2:Brno.A2 Brno.B3:Brno.B3 Brno.A3:Brno.A3 Brno.B4:Brno.B4 Brno.A4:Brno.A4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svg:width="6.298in" svg:height="2.6579in" svg:x="1.8862in" svg:y="0.6488in">
            <draw:object draw:notify-on-update-of-ranges="Brno.B7:Brno.B7 Brno.A7:Brno.A7 Brno.B8:Brno.B8 Brno.A8:Brno.A8 Brno.B9:Brno.B9 Brno.A9:Brno.A9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svg:width="6.2988in" svg:height="2.2394in" svg:x="1.9799in" svg:y="4.6909in">
            <draw:object draw:notify-on-update-of-ranges="Brno.B12:Brno.B12 Brno.A12:Brno.A12 Brno.B13:Brno.B13 Brno.A13:Brno.A13 Brno.B14:Brno.B14 Brno.A14:Brno.A14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svg:width="6.3091in" svg:height="2.5323in" svg:x="8.672in" svg:y="4.7193in">
            <draw:object draw:notify-on-update-of-ranges="Brno.B17:Brno.B17 Brno.A17:Brno.A17 Brno.B18:Brno.B18 Brno.A18:Brno.A18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2">
          <table:table-cell office:value-type="float" office:value="87.94">
            <text:p>87.94</text:p>
          </table:table-cell>
          <table:table-cell office:value-type="string">
            <text:p>Iperf</text:p>
          </table:table-cell>
        </table:table-row>
        <table:table-row table:style-name="ro2">
          <table:table-cell office:value-type="float" office:value="87.33">
            <text:p>87.33</text:p>
          </table:table-cell>
          <table:table-cell office:value-type="string">
            <text:p>Netperf</text:p>
          </table:table-cell>
        </table:table-row>
        <table:table-row table:style-name="ro2">
          <table:table-cell office:value-type="float" office:value="87.51">
            <text:p>87.51</text:p>
          </table:table-cell>
          <table:table-cell office:value-type="string">
            <text:p>Thrulay</text:p>
          </table:table-cell>
        </table:table-row>
        <table:table-row table:style-name="ro2">
          <table:table-cell office:value-type="float" office:value="87.12">
            <text:p>87.12</text:p>
          </table:table-cell>
          <table:table-cell office:value-type="string">
            <text:p>Nuttc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UDP</text:p>
          </table:table-cell>
          <table:table-cell/>
        </table:table-row>
        <table:table-row table:style-name="ro2">
          <table:table-cell office:value-type="float" office:value="95.74">
            <text:p>95.74</text:p>
          </table:table-cell>
          <table:table-cell office:value-type="string">
            <text:p>Iperf</text:p>
          </table:table-cell>
        </table:table-row>
        <table:table-row table:style-name="ro2">
          <table:table-cell office:value-type="float" office:value="93.93">
            <text:p>93.93</text:p>
          </table:table-cell>
          <table:table-cell office:value-type="string">
            <text:p>Nuttcp</text:p>
          </table:table-cell>
        </table:table-row>
        <table:table-row table:style-name="ro2">
          <table:table-cell office:value-type="float" office:value="81.46">
            <text:p>81.46</text:p>
          </table:table-cell>
          <table:table-cell office:value-type="string">
            <text:p>BWP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LOSS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Iperf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Thrulay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Nuttc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WAMP</text:p>
          </table:table-cell>
          <table:table-cell/>
        </table:table-row>
        <table:table-row table:style-name="ro1">
          <table:table-cell office:value-type="float" office:value="0.76">
            <text:p>0.76</text:p>
          </table:table-cell>
          <table:table-cell office:value-type="string">
            <text:p>OWAMP</text:p>
          </table:table-cell>
        </table:table-row>
        <table:table-row table:style-name="ro1">
          <table:table-cell office:value-type="float" office:value="0.51">
            <text:p>0.51</text:p>
          </table:table-cell>
          <table:table-cell office:value-type="string">
            <text:p>Ping</text:p>
          </table:table-cell>
        </table:table-row>
        <table:table-row table:style-name="ro1" table:number-rows-repeated="27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9">00/00/0000</text:date>, <text:time style:data-style-name="N2" text:time-value="0000-00-00T13:57:1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ol </meta:initial-creator>
    <meta:creation-date>2013-04-18T12:01:36</meta:creation-date>
    <dc:date>2013-05-09T15:23:31</dc:date>
    <dc:creator>pavol </dc:creator>
    <meta:editing-duration>PT1H19M42S</meta:editing-duration>
    <meta:editing-cycles>9</meta:editing-cycles>
    <meta:generator>LibreOffice/3.6$Linux_x86 LibreOffice_project/360m1$Build-2</meta:generator>
    <meta:document-statistic meta:table-count="3" meta:cell-count="78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002" number:language="sk" number:country="SK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5pt" style:font-size-asian="10pt" style:font-size-complex="10pt"/>
    </style:style>
    <style:style style:name="ch5" style:family="chart">
      <style:chart-properties style:rotation-angle="0"/>
      <style:text-properties fo:font-size="13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3.5" chart:overlap="-20" chart:reverse-direction="false" text:line-break="false" chart:axis-position="start"/>
      <style:graphic-properties svg:stroke-color="#b3b3b3"/>
      <style:text-properties fo:font-size="12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5002">
      <style:chart-properties chart:link-data-style-to-source="false" chart:data-label-number="value" chart:data-label-text="false" chart:data-label-symbol="false" chart:label-position="top"/>
      <style:graphic-properties draw:stroke="none" draw:fill-color="#004586"/>
      <style:text-properties fo:font-size="16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5002">
      <style:chart-properties chart:link-data-style-to-source="false" chart:data-label-number="value" chart:data-label-text="false" chart:data-label-symbol="false"/>
      <style:graphic-properties draw:stroke="none" draw:fill-color="#b84700"/>
      <style:text-properties fo:font-size="16pt" style:font-size-asian="10pt" style:font-size-complex="10pt"/>
    </style:style>
    <style:style style:name="ch11" style:family="chart" style:data-style-name="N5002">
      <style:chart-properties chart:link-data-style-to-source="false" chart:data-label-number="value" chart:data-label-text="false" chart:data-label-symbol="false"/>
      <style:graphic-properties draw:stroke="none" draw:fill-color="#ffd320"/>
      <style:text-properties fo:font-size="16pt" style:font-size-asian="10pt" style:font-size-complex="10pt"/>
    </style:style>
    <style:style style:name="ch12" style:family="chart" style:data-style-name="N5002">
      <style:chart-properties chart:link-data-style-to-source="false" chart:data-label-number="value" chart:data-label-text="false" chart:data-label-symbol="false"/>
      <style:graphic-properties draw:stroke="none" draw:fill-color="#579d1c"/>
      <style:text-properties fo:font-size="16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6.937cm" xlink:href=".." xlink:type="simple" chart:class="chart:bar" chart:style-name="ch1">
        <chart:legend svg:x="3.672cm" svg:y="6.07cm" style:legend-expansion="custom" chartooo:width="8.797cm" chartooo:height="0.866cm" style:legend-expansion-aspect-ratio="10.1581986143187" chart:style-name="ch2"/>
        <chart:plot-area chart:style-name="ch3" table:cell-range-address="Slovensko.A2:Slovensko.B5" chart:data-source-has-labels="column" svg:x="0.234cm" svg:y="0.807cm" svg:width="15.345cm" svg:height="4.576cm">
          <chartooo:coordinate-region svg:x="1.067cm" svg:y="1.033cm" svg:width="14.512cm" svg:height="4.125cm"/>
          <chart:axis chart:dimension="x" chart:name="primary-x" chart:style-name="ch4">
            <chart:title svg:x="7.103cm" svg:y="5.325cm" chart:style-name="ch5">
              <text:p>Nástroje</text:p>
            </chart:title>
          </chart:axis>
          <chart:axis chart:dimension="y" chart:name="primary-y" chart:style-name="ch6">
            <chart:title svg:x="0.99cm" svg:y="0.092cm" chart:style-name="ch5">
              <text:p>TCP priepustnosť [Mbps]</text:p>
            </chart:title>
            <chart:grid chart:style-name="ch7" chart:class="major"/>
          </chart:axis>
          <chart:series chart:style-name="ch8" chart:values-cell-range-address="Slovensko.A2:Slovensko.A2" chart:label-cell-address="Slovensko.B2:Slovensko.B2" chart:class="chart:bar">
            <chart:data-point chart:style-name="ch9"/>
          </chart:series>
          <chart:series chart:style-name="ch10" chart:values-cell-range-address="Slovensko.A3:Slovensko.A3" chart:label-cell-address="Slovensko.B3:Slovensko.B3" chart:class="chart:bar">
            <chart:data-point/>
          </chart:series>
          <chart:series chart:style-name="ch11" chart:values-cell-range-address="Slovensko.A4:Slovensko.A4" chart:label-cell-address="Slovensko.B4:Slovensko.B4" chart:class="chart:bar">
            <chart:data-point/>
          </chart:series>
          <chart:series chart:style-name="ch12" chart:values-cell-range-address="Slovensko.A5:Slovensko.A5" chart:label-cell-address="Slovensko.B5:Slovensko.B5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Iperf</text:p>
                <draw:g>
                  <svg:desc>Slovensko.B2:Slovensko.B2</svg:desc>
                </draw:g>
              </table:table-cell>
              <table:table-cell office:value-type="float" office:value="3.1">
                <text:p>3.1</text:p>
                <draw:g>
                  <svg:desc>Slovensko.A2:Slovensko.A2</svg:desc>
                </draw:g>
              </table:table-cell>
            </table:table-row>
            <table:table-row>
              <table:table-cell office:value-type="string">
                <text:p>Netperf</text:p>
                <draw:g>
                  <svg:desc>Slovensko.B3:Slovensko.B3</svg:desc>
                </draw:g>
              </table:table-cell>
              <table:table-cell office:value-type="float" office:value="2.87">
                <text:p>2.87</text:p>
                <draw:g>
                  <svg:desc>Slovensko.A3:Slovensko.A3</svg:desc>
                </draw:g>
              </table:table-cell>
            </table:table-row>
            <table:table-row>
              <table:table-cell office:value-type="string">
                <text:p>Thrulay</text:p>
                <draw:g>
                  <svg:desc>Slovensko.B4:Slovensko.B4</svg:desc>
                </draw:g>
              </table:table-cell>
              <table:table-cell office:value-type="float" office:value="2.9">
                <text:p>2.9</text:p>
                <draw:g>
                  <svg:desc>Slovensko.A4:Slovensko.A4</svg:desc>
                </draw:g>
              </table:table-cell>
            </table:table-row>
            <table:table-row>
              <table:table-cell office:value-type="string">
                <text:p>Nuttcp</text:p>
                <draw:g>
                  <svg:desc>Slovensko.B5:Slovensko.B5</svg:desc>
                </draw:g>
              </table:table-cell>
              <table:table-cell office:value-type="float" office:value="2.89">
                <text:p>2.89</text:p>
                <draw:g>
                  <svg:desc>Slovensko.A5:Slovensko.A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000" number:language="sk" number:country="SK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3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00" chart:overlap="-20" chart:reverse-direction="false" text:line-break="false" chart:axis-position="start"/>
      <style:graphic-properties svg:stroke-color="#b3b3b3"/>
      <style:text-properties fo:font-size="12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5000">
      <style:chart-properties chart:link-data-style-to-source="false" chart:data-label-number="value" chart:data-label-text="false" chart:data-label-symbol="false"/>
      <style:graphic-properties draw:stroke="none" draw:fill-color="#004586"/>
      <style:text-properties fo:font-size="16pt" style:font-size-asian="10pt" style:font-size-complex="10pt"/>
    </style:style>
    <style:style style:name="ch9" style:family="chart" style:data-style-name="N5000">
      <style:chart-properties chart:link-data-style-to-source="false" chart:data-label-number="value" chart:data-label-text="false" chart:data-label-symbol="false"/>
      <style:graphic-properties draw:stroke="none" draw:fill-color="#579d1c"/>
      <style:text-properties fo:font-size="16pt" style:font-size-asian="10pt" style:font-size-complex="10pt"/>
    </style:style>
    <style:style style:name="ch10" style:family="chart" style:data-style-name="N5000">
      <style:chart-properties chart:link-data-style-to-source="false" chart:data-label-number="value" chart:data-label-text="false" chart:data-label-symbol="false"/>
      <style:graphic-properties draw:stroke="none" draw:fill-color="#7e0021"/>
      <style:text-properties fo:font-size="16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6.752cm" xlink:href=".." xlink:type="simple" chart:class="chart:bar" chart:style-name="ch1">
        <chart:legend svg:x="4.648cm" svg:y="5.898cm" style:legend-expansion="custom" chartooo:width="6.527cm" chartooo:height="0.853cm" style:legend-expansion-aspect-ratio="7.65181711606096" chart:style-name="ch2"/>
        <chart:plot-area chart:style-name="ch3" table:cell-range-address="Brno.A7:Brno.B9" chart:data-source-has-labels="column" svg:x="0.023cm" svg:y="0.92cm" svg:width="15.47cm" svg:height="4.562cm">
          <chartooo:coordinate-region svg:x="0.988cm" svg:y="1.146cm" svg:width="14.505cm" svg:height="4.111cm"/>
          <chart:axis chart:dimension="x" chart:name="primary-x" chart:style-name="ch4">
            <chart:title svg:x="6.843cm" svg:y="5.26cm" chart:style-name="ch5">
              <text:p>Nástroje</text:p>
            </chart:title>
          </chart:axis>
          <chart:axis chart:dimension="y" chart:name="primary-y" chart:style-name="ch6">
            <chart:title svg:x="0.438cm" svg:y="0cm" chart:style-name="ch5">
              <text:p>UDP priepustnosť [Mbps]</text:p>
            </chart:title>
            <chart:grid chart:style-name="ch7" chart:class="major"/>
          </chart:axis>
          <chart:series chart:style-name="ch8" chart:values-cell-range-address="Brno.A7:Brno.A7" chart:label-cell-address="Brno.B7:Brno.B7" chart:class="chart:bar">
            <chart:data-point/>
          </chart:series>
          <chart:series chart:style-name="ch9" chart:values-cell-range-address="Brno.A8:Brno.A8" chart:label-cell-address="Brno.B8:Brno.B8" chart:class="chart:bar">
            <chart:data-point/>
          </chart:series>
          <chart:series chart:style-name="ch10" chart:values-cell-range-address="Brno.A9:Brno.A9" chart:label-cell-address="Brno.B9:Brno.B9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Iperf</text:p>
                <draw:g>
                  <svg:desc>Brno.B7:Brno.B7</svg:desc>
                </draw:g>
              </table:table-cell>
              <table:table-cell office:value-type="float" office:value="95.74">
                <text:p>95.74</text:p>
                <draw:g>
                  <svg:desc>Brno.A7:Brno.A7</svg:desc>
                </draw:g>
              </table:table-cell>
            </table:table-row>
            <table:table-row>
              <table:table-cell office:value-type="string">
                <text:p>Nuttcp</text:p>
                <draw:g>
                  <svg:desc>Brno.B8:Brno.B8</svg:desc>
                </draw:g>
              </table:table-cell>
              <table:table-cell office:value-type="float" office:value="93.93">
                <text:p>93.93</text:p>
                <draw:g>
                  <svg:desc>Brno.A8:Brno.A8</svg:desc>
                </draw:g>
              </table:table-cell>
            </table:table-row>
            <table:table-row>
              <table:table-cell office:value-type="string">
                <text:p>BWPing</text:p>
                <draw:g>
                  <svg:desc>Brno.B9:Brno.B9</svg:desc>
                </draw:g>
              </table:table-cell>
              <table:table-cell office:value-type="float" office:value="81.46">
                <text:p>81.46</text:p>
                <draw:g>
                  <svg:desc>Brno.A9:Brno.A9</svg:desc>
                </draw:g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002" number:language="sk" number:country="SK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3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00" chart:overlap="-20" chart:reverse-direction="false" text:line-break="false" chart:axis-position="start"/>
      <style:graphic-properties svg:stroke-color="#b3b3b3"/>
      <style:text-properties fo:font-size="12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5002">
      <style:chart-properties chart:link-data-style-to-source="false" chart:data-label-number="value" chart:data-label-text="false" chart:data-label-symbol="false"/>
      <style:graphic-properties draw:stroke="none" draw:fill-color="#004586"/>
      <style:text-properties fo:font-size="16pt" style:font-size-asian="10pt" style:font-size-complex="10pt"/>
    </style:style>
    <style:style style:name="ch9" style:family="chart" style:data-style-name="N5002">
      <style:chart-properties chart:link-data-style-to-source="false" chart:data-label-number="value" chart:data-label-text="false" chart:data-label-symbol="false"/>
      <style:graphic-properties draw:stroke="none" draw:fill-color="#ffd320"/>
      <style:text-properties fo:font-size="16pt" style:font-size-asian="10pt" style:font-size-complex="10pt"/>
    </style:style>
    <style:style style:name="ch10" style:family="chart" style:data-style-name="N5002">
      <style:chart-properties chart:link-data-style-to-source="false" chart:data-label-number="value" chart:data-label-text="false" chart:data-label-symbol="false"/>
      <style:graphic-properties draw:stroke="none" draw:fill-color="#579d1c"/>
      <style:text-properties fo:font-size="16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5.689cm" xlink:href=".." xlink:type="simple" chart:class="chart:bar" chart:style-name="ch1">
        <chart:legend svg:x="4.775cm" svg:y="4.923cm" style:legend-expansion="custom" chartooo:width="6.399cm" chartooo:height="0.73cm" style:legend-expansion-aspect-ratio="8.76575342465753" chart:style-name="ch2"/>
        <chart:plot-area chart:style-name="ch3" table:cell-range-address="Brno.A12:Brno.B14" chart:data-source-has-labels="column" svg:x="0.183cm" svg:y="0.561cm" svg:width="15.476cm" svg:height="4.114cm">
          <chartooo:coordinate-region svg:x="1.148cm" svg:y="0.788cm" svg:width="14.511cm" svg:height="3.662cm"/>
          <chart:axis chart:dimension="x" chart:name="primary-x" chart:style-name="ch4">
            <chart:title svg:x="6.963cm" svg:y="4.406cm" chart:style-name="ch5">
              <text:p>Nástroje</text:p>
            </chart:title>
          </chart:axis>
          <chart:axis chart:dimension="y" chart:name="primary-y" chart:style-name="ch6">
            <chart:title svg:x="0.921cm" svg:y="0.11cm" chart:style-name="ch5">
              <text:p>Strata paketov [%]</text:p>
            </chart:title>
            <chart:grid chart:style-name="ch7" chart:class="major"/>
          </chart:axis>
          <chart:series chart:style-name="ch8" chart:values-cell-range-address="Brno.A12:Brno.A12" chart:label-cell-address="Brno.B12:Brno.B12" chart:class="chart:bar">
            <chart:data-point/>
          </chart:series>
          <chart:series chart:style-name="ch9" chart:values-cell-range-address="Brno.A13:Brno.A13" chart:label-cell-address="Brno.B13:Brno.B13" chart:class="chart:bar">
            <chart:data-point/>
          </chart:series>
          <chart:series chart:style-name="ch10" chart:values-cell-range-address="Brno.A14:Brno.A14" chart:label-cell-address="Brno.B14:Brno.B14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Iperf</text:p>
                <draw:g>
                  <svg:desc>Brno.B12:Brno.B12</svg:desc>
                </draw:g>
              </table:table-cell>
              <table:table-cell office:value-type="float" office:value="0">
                <text:p>0</text:p>
                <draw:g>
                  <svg:desc>Brno.A12:Brno.A12</svg:desc>
                </draw:g>
              </table:table-cell>
            </table:table-row>
            <table:table-row>
              <table:table-cell office:value-type="string">
                <text:p>Thrulay</text:p>
                <draw:g>
                  <svg:desc>Brno.B13:Brno.B13</svg:desc>
                </draw:g>
              </table:table-cell>
              <table:table-cell office:value-type="float" office:value="0">
                <text:p>0</text:p>
                <draw:g>
                  <svg:desc>Brno.A13:Brno.A13</svg:desc>
                </draw:g>
              </table:table-cell>
            </table:table-row>
            <table:table-row>
              <table:table-cell office:value-type="string">
                <text:p>Nuttcp</text:p>
                <draw:g>
                  <svg:desc>Brno.B14:Brno.B14</svg:desc>
                </draw:g>
              </table:table-cell>
              <table:table-cell office:value-type="float" office:value="0">
                <text:p>0</text:p>
                <draw:g>
                  <svg:desc>Brno.A14:Brno.A14</svg:desc>
                </draw:g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002" number:language="sk" number:country="SK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3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2" chart:overlap="-20" chart:reverse-direction="false" text:line-break="false" chart:axis-position="start"/>
      <style:graphic-properties svg:stroke-color="#b3b3b3"/>
      <style:text-properties fo:font-size="13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5002">
      <style:chart-properties chart:link-data-style-to-source="false" chart:data-label-number="value" chart:data-label-text="false" chart:data-label-symbol="false"/>
      <style:graphic-properties draw:stroke="none" draw:fill-color="#4b1f6f"/>
      <style:text-properties fo:font-size="16pt" style:font-size-asian="10pt" style:font-size-complex="10pt"/>
    </style:style>
    <style:style style:name="ch9" style:family="chart" style:data-style-name="N5002">
      <style:chart-properties chart:link-data-style-to-source="false" chart:data-label-number="value" chart:data-label-text="false" chart:data-label-symbol="false"/>
      <style:graphic-properties draw:stroke="none" draw:fill-color="#0084d1"/>
      <style:text-properties fo:font-size="16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6cm" svg:height="6.433cm" xlink:href=".." xlink:type="simple" chart:class="chart:bar" chart:style-name="ch1">
        <chart:legend svg:x="5.48cm" svg:y="5.618cm" style:legend-expansion="custom" chartooo:width="4.896cm" chartooo:height="0.814cm" style:legend-expansion-aspect-ratio="6.01474201474202" chart:style-name="ch2"/>
        <chart:plot-area chart:style-name="ch3" table:cell-range-address="Brno.A17:Brno.B18" chart:data-source-has-labels="column" svg:x="0.194cm" svg:y="0.667cm" svg:width="15.416cm" svg:height="4.571cm">
          <chartooo:coordinate-region svg:x="1.054cm" svg:y="0.919cm" svg:width="14.556cm" svg:height="4.067cm"/>
          <chart:axis chart:dimension="x" chart:name="primary-x" chart:style-name="ch4">
            <chart:title svg:x="6.959cm" svg:y="4.967cm" chart:style-name="ch5">
              <text:p>Nástroje</text:p>
            </chart:title>
          </chart:axis>
          <chart:axis chart:dimension="y" chart:name="primary-y" chart:style-name="ch6">
            <chart:title svg:x="0.863cm" svg:y="0cm" chart:style-name="ch5">
              <text:p>Oneskorenie [ms]</text:p>
            </chart:title>
            <chart:grid chart:style-name="ch7" chart:class="major"/>
          </chart:axis>
          <chart:series chart:style-name="ch8" chart:values-cell-range-address="Brno.A17:Brno.A17" chart:label-cell-address="Brno.B17:Brno.B17" chart:class="chart:bar">
            <chart:data-point/>
          </chart:series>
          <chart:series chart:style-name="ch9" chart:values-cell-range-address="Brno.A18:Brno.A18" chart:label-cell-address="Brno.B18:Brno.B18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OWAMP</text:p>
                <draw:g>
                  <svg:desc>Brno.B17:Brno.B17</svg:desc>
                </draw:g>
              </table:table-cell>
              <table:table-cell office:value-type="float" office:value="0.76">
                <text:p>0.76</text:p>
                <draw:g>
                  <svg:desc>Brno.A17:Brno.A17</svg:desc>
                </draw:g>
              </table:table-cell>
            </table:table-row>
            <table:table-row>
              <table:table-cell office:value-type="string">
                <text:p>Ping</text:p>
                <draw:g>
                  <svg:desc>Brno.B18:Brno.B18</svg:desc>
                </draw:g>
              </table:table-cell>
              <table:table-cell office:value-type="float" office:value="0.51">
                <text:p>0.51</text:p>
                <draw:g>
                  <svg:desc>Brno.A18:Brno.A18</svg:desc>
                </draw:g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000" number:language="sk" number:country="SK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3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3.5" chart:overlap="-20" chart:reverse-direction="false" text:line-break="false" chart:axis-position="start"/>
      <style:graphic-properties svg:stroke-color="#b3b3b3"/>
      <style:text-properties fo:font-size="12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5000">
      <style:chart-properties chart:link-data-style-to-source="false" chart:data-label-number="value" chart:data-label-text="false" chart:data-label-symbol="false"/>
      <style:graphic-properties draw:stroke="none" draw:fill-color="#004586"/>
      <style:text-properties fo:font-size="16pt" style:font-size-asian="10pt" style:font-size-complex="10pt"/>
    </style:style>
    <style:style style:name="ch9" style:family="chart" style:data-style-name="N5000">
      <style:chart-properties chart:link-data-style-to-source="false" chart:data-label-number="value" chart:data-label-text="false" chart:data-label-symbol="false"/>
      <style:graphic-properties draw:stroke="none" draw:fill-color="#579d1c"/>
      <style:text-properties fo:font-size="16pt" style:font-size-asian="10pt" style:font-size-complex="10pt"/>
    </style:style>
    <style:style style:name="ch10" style:family="chart" style:data-style-name="N5000">
      <style:chart-properties chart:link-data-style-to-source="false" chart:data-label-number="value" chart:data-label-text="false" chart:data-label-symbol="false"/>
      <style:graphic-properties draw:stroke="none" draw:fill-color="#7e0021"/>
      <style:text-properties fo:font-size="16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6.937cm" xlink:href=".." xlink:type="simple" chart:class="chart:bar" chart:style-name="ch1">
        <chart:legend svg:x="4.568cm" svg:y="6.059cm" style:legend-expansion="custom" chartooo:width="6.527cm" chartooo:height="0.877cm" style:legend-expansion-aspect-ratio="7.442417331813" chart:style-name="ch2"/>
        <chart:plot-area chart:style-name="ch3" table:cell-range-address="Slovensko.A8:Slovensko.B10" chart:data-source-has-labels="column" svg:x="0.114cm" svg:y="1.034cm" svg:width="15.342cm" svg:height="4.564cm">
          <chartooo:coordinate-region svg:x="0.947cm" svg:y="1.26cm" svg:width="14.509cm" svg:height="4.113cm"/>
          <chart:axis chart:dimension="x" chart:name="primary-x" chart:style-name="ch4">
            <chart:title svg:x="6.867cm" svg:y="5.44cm" chart:style-name="ch5">
              <text:p>Nástroje</text:p>
            </chart:title>
          </chart:axis>
          <chart:axis chart:dimension="y" chart:name="primary-y" chart:style-name="ch6">
            <chart:title svg:x="0.96cm" svg:y="0.264cm" chart:style-name="ch5">
              <text:p>UDP priepustnosť [Mbps]</text:p>
            </chart:title>
            <chart:grid chart:style-name="ch7" chart:class="major"/>
          </chart:axis>
          <chart:series chart:style-name="ch8" chart:values-cell-range-address="Slovensko.A8:Slovensko.A8" chart:label-cell-address="Slovensko.B8:Slovensko.B8" chart:class="chart:bar">
            <chart:data-point/>
          </chart:series>
          <chart:series chart:style-name="ch9" chart:values-cell-range-address="Slovensko.A9:Slovensko.A9" chart:label-cell-address="Slovensko.B9:Slovensko.B9" chart:class="chart:bar">
            <chart:data-point/>
          </chart:series>
          <chart:series chart:style-name="ch10" chart:values-cell-range-address="Slovensko.A10:Slovensko.A10" chart:label-cell-address="Slovensko.B10:Slovensko.B10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Iperf</text:p>
                <draw:g>
                  <svg:desc>Slovensko.B8:Slovensko.B8</svg:desc>
                </draw:g>
              </table:table-cell>
              <table:table-cell office:value-type="float" office:value="3.14">
                <text:p>3.14</text:p>
                <draw:g>
                  <svg:desc>Slovensko.A8:Slovensko.A8</svg:desc>
                </draw:g>
              </table:table-cell>
            </table:table-row>
            <table:table-row>
              <table:table-cell office:value-type="string">
                <text:p>Nuttcp</text:p>
                <draw:g>
                  <svg:desc>Slovensko.B9:Slovensko.B9</svg:desc>
                </draw:g>
              </table:table-cell>
              <table:table-cell office:value-type="float" office:value="2.97">
                <text:p>2.97</text:p>
                <draw:g>
                  <svg:desc>Slovensko.A9:Slovensko.A9</svg:desc>
                </draw:g>
              </table:table-cell>
            </table:table-row>
            <table:table-row>
              <table:table-cell office:value-type="string">
                <text:p>BWPing</text:p>
                <draw:g>
                  <svg:desc>Slovensko.B10:Slovensko.B10</svg:desc>
                </draw:g>
              </table:table-cell>
              <table:table-cell office:value-type="float" office:value="2.73">
                <text:p>2.73</text:p>
                <draw:g>
                  <svg:desc>Slovensko.A10:Slovensko.A10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002" number:language="sk" number:country="SK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3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00" chart:overlap="-20" chart:reverse-direction="false" text:line-break="false" chart:axis-position="start"/>
      <style:graphic-properties svg:stroke-color="#b3b3b3"/>
      <style:text-properties fo:font-size="12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5002">
      <style:chart-properties chart:link-data-style-to-source="false" chart:data-label-number="value" chart:data-label-text="false" chart:data-label-symbol="false"/>
      <style:graphic-properties draw:stroke="none" draw:fill-color="#004586"/>
      <style:text-properties fo:font-size="16pt" style:font-size-asian="10pt" style:font-size-complex="10pt"/>
    </style:style>
    <style:style style:name="ch9" style:family="chart" style:data-style-name="N5002">
      <style:chart-properties chart:link-data-style-to-source="false" chart:data-label-number="value" chart:data-label-text="false" chart:data-label-symbol="false"/>
      <style:graphic-properties draw:stroke="none" draw:fill-color="#ffd320"/>
      <style:text-properties fo:font-size="16pt" style:font-size-asian="10pt" style:font-size-complex="10pt"/>
    </style:style>
    <style:style style:name="ch10" style:family="chart" style:data-style-name="N5002">
      <style:chart-properties chart:link-data-style-to-source="false" chart:data-label-number="value" chart:data-label-text="false" chart:data-label-symbol="false"/>
      <style:graphic-properties draw:stroke="none" draw:fill-color="#579d1c"/>
      <style:text-properties fo:font-size="16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6.353cm" xlink:href=".." xlink:type="simple" chart:class="chart:bar" chart:style-name="ch1">
        <chart:legend svg:x="4.774cm" svg:y="5.537cm" style:legend-expansion="custom" chartooo:width="6.398cm" chartooo:height="0.815cm" style:legend-expansion-aspect-ratio="7.85030674846626" chart:style-name="ch2"/>
        <chart:plot-area chart:style-name="ch3" table:cell-range-address="Slovensko.A13:Slovensko.B15" chart:data-source-has-labels="column" svg:x="0.129cm" svg:y="0.555cm" svg:width="15.473cm" svg:height="4.374cm">
          <chartooo:coordinate-region svg:x="1.094cm" svg:y="0.781cm" svg:width="14.508cm" svg:height="3.923cm"/>
          <chart:axis chart:dimension="x" chart:name="primary-x" chart:style-name="ch4">
            <chart:title svg:x="6.879cm" svg:y="4.84cm" chart:style-name="ch5">
              <text:p>Nástroje</text:p>
            </chart:title>
          </chart:axis>
          <chart:axis chart:dimension="y" chart:name="primary-y" chart:style-name="ch6">
            <chart:title svg:x="0.918cm" svg:y="0.015cm" chart:style-name="ch5">
              <text:p>Strata paketov [%]</text:p>
            </chart:title>
            <chart:grid chart:style-name="ch7" chart:class="major"/>
          </chart:axis>
          <chart:series chart:style-name="ch8" chart:values-cell-range-address="Slovensko.A13:Slovensko.A13" chart:label-cell-address="Slovensko.B13:Slovensko.B13" chart:class="chart:bar">
            <chart:data-point/>
          </chart:series>
          <chart:series chart:style-name="ch9" chart:values-cell-range-address="Slovensko.A14:Slovensko.A14" chart:label-cell-address="Slovensko.B14:Slovensko.B14" chart:class="chart:bar">
            <chart:data-point/>
          </chart:series>
          <chart:series chart:style-name="ch10" chart:values-cell-range-address="Slovensko.A15:Slovensko.A15" chart:label-cell-address="Slovensko.B15:Slovensko.B1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Iperf</text:p>
                <draw:g>
                  <svg:desc>Slovensko.B13:Slovensko.B13</svg:desc>
                </draw:g>
              </table:table-cell>
              <table:table-cell office:value-type="float" office:value="11.04">
                <text:p>11.04</text:p>
                <draw:g>
                  <svg:desc>Slovensko.A13:Slovensko.A13</svg:desc>
                </draw:g>
              </table:table-cell>
            </table:table-row>
            <table:table-row>
              <table:table-cell office:value-type="string">
                <text:p>Thrulay</text:p>
                <draw:g>
                  <svg:desc>Slovensko.B14:Slovensko.B14</svg:desc>
                </draw:g>
              </table:table-cell>
              <table:table-cell office:value-type="float" office:value="14.25">
                <text:p>14.25</text:p>
                <draw:g>
                  <svg:desc>Slovensko.A14:Slovensko.A14</svg:desc>
                </draw:g>
              </table:table-cell>
            </table:table-row>
            <table:table-row>
              <table:table-cell office:value-type="string">
                <text:p>Nuttcp</text:p>
                <draw:g>
                  <svg:desc>Slovensko.B15:Slovensko.B15</svg:desc>
                </draw:g>
              </table:table-cell>
              <table:table-cell office:value-type="float" office:value="15.84">
                <text:p>15.84</text:p>
                <draw:g>
                  <svg:desc>Slovensko.A15:Slovensko.A15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002" number:language="sk" number:country="SK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3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0" chart:overlap="-20" chart:reverse-direction="false" text:line-break="false" chart:axis-position="start"/>
      <style:graphic-properties svg:stroke-color="#b3b3b3"/>
      <style:text-properties fo:font-size="13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5002">
      <style:chart-properties chart:link-data-style-to-source="false" chart:data-label-number="value" chart:data-label-text="false" chart:data-label-symbol="false"/>
      <style:graphic-properties draw:stroke="none" draw:fill-color="#4b1f6f"/>
      <style:text-properties fo:font-size="16pt" style:font-size-asian="10pt" style:font-size-complex="10pt"/>
    </style:style>
    <style:style style:name="ch9" style:family="chart" style:data-style-name="N5002">
      <style:chart-properties chart:link-data-style-to-source="false" chart:data-label-number="value" chart:data-label-text="false" chart:data-label-symbol="false"/>
      <style:graphic-properties draw:stroke="none" draw:fill-color="#0084d1"/>
      <style:text-properties fo:font-size="16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6cm" svg:height="6.326cm" xlink:href=".." xlink:type="simple" chart:class="chart:bar" chart:style-name="ch1">
        <chart:legend svg:x="5.48cm" svg:y="5.524cm" style:legend-expansion="custom" chartooo:width="4.896cm" chartooo:height="0.801cm" style:legend-expansion-aspect-ratio="6.1123595505618" chart:style-name="ch2"/>
        <chart:plot-area chart:style-name="ch3" table:cell-range-address="Slovensko.A18:Slovensko.B19" chart:data-source-has-labels="column" svg:x="0.286cm" svg:y="0.407cm" svg:width="15.286cm" svg:height="4.956cm">
          <chartooo:coordinate-region svg:x="1.013cm" svg:y="0.659cm" svg:width="14.559cm" svg:height="4.452cm"/>
          <chart:axis chart:dimension="x" chart:name="primary-x" chart:style-name="ch4">
            <chart:title svg:x="6.959cm" svg:y="5.004cm" chart:style-name="ch5">
              <text:p>Nástroje</text:p>
            </chart:title>
          </chart:axis>
          <chart:axis chart:dimension="y" chart:name="primary-y" chart:style-name="ch6">
            <chart:title svg:x="0.715cm" svg:y="0.001cm" chart:style-name="ch5">
              <text:p>Oneskorenie [ms]</text:p>
            </chart:title>
            <chart:grid chart:style-name="ch7" chart:class="major"/>
          </chart:axis>
          <chart:series chart:style-name="ch8" chart:values-cell-range-address="Slovensko.A18:Slovensko.A18" chart:label-cell-address="Slovensko.B18:Slovensko.B18" chart:class="chart:bar">
            <chart:data-point/>
          </chart:series>
          <chart:series chart:style-name="ch9" chart:values-cell-range-address="Slovensko.A19:Slovensko.A19" chart:label-cell-address="Slovensko.B19:Slovensko.B19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OWAMP</text:p>
                <draw:g>
                  <svg:desc>Slovensko.B18:Slovensko.B18</svg:desc>
                </draw:g>
              </table:table-cell>
              <table:table-cell office:value-type="float" office:value="5.6">
                <text:p>5.6</text:p>
                <draw:g>
                  <svg:desc>Slovensko.A18:Slovensko.A18</svg:desc>
                </draw:g>
              </table:table-cell>
            </table:table-row>
            <table:table-row>
              <table:table-cell office:value-type="string">
                <text:p>Ping/2</text:p>
                <draw:g>
                  <svg:desc>Slovensko.B19:Slovensko.B19</svg:desc>
                </draw:g>
              </table:table-cell>
              <table:table-cell office:value-type="float" office:value="4.1">
                <text:p>4.1</text:p>
                <draw:g>
                  <svg:desc>Slovensko.A19:Slovensko.A19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002" number:language="sk" number:country="SK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5pt" style:font-size-asian="10pt" style:font-size-complex="10pt"/>
    </style:style>
    <style:style style:name="ch5" style:family="chart">
      <style:chart-properties style:rotation-angle="0"/>
      <style:text-properties fo:font-size="13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0.5" chart:overlap="-20" chart:reverse-direction="false" text:line-break="false" chart:axis-position="start"/>
      <style:graphic-properties svg:stroke-color="#b3b3b3"/>
      <style:text-properties fo:font-size="12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5002">
      <style:chart-properties chart:link-data-style-to-source="false" chart:data-label-number="value" chart:data-label-text="false" chart:data-label-symbol="false" chart:label-position="top"/>
      <style:graphic-properties draw:stroke="none" draw:fill-color="#004586"/>
      <style:text-properties fo:font-size="16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5002">
      <style:chart-properties chart:link-data-style-to-source="false" chart:data-label-number="value" chart:data-label-text="false" chart:data-label-symbol="false"/>
      <style:graphic-properties draw:stroke="none" draw:fill-color="#b84700"/>
      <style:text-properties fo:font-size="16pt" style:font-size-asian="10pt" style:font-size-complex="10pt"/>
    </style:style>
    <style:style style:name="ch11" style:family="chart" style:data-style-name="N5002">
      <style:chart-properties chart:link-data-style-to-source="false" chart:data-label-number="value" chart:data-label-text="false" chart:data-label-symbol="false"/>
      <style:graphic-properties draw:stroke="none" draw:fill-color="#ffd320"/>
      <style:text-properties fo:font-size="16pt" style:font-size-asian="10pt" style:font-size-complex="10pt"/>
    </style:style>
    <style:style style:name="ch12" style:family="chart" style:data-style-name="N5002">
      <style:chart-properties chart:link-data-style-to-source="false" chart:data-label-number="value" chart:data-label-text="false" chart:data-label-symbol="false"/>
      <style:graphic-properties draw:stroke="none" draw:fill-color="#579d1c"/>
      <style:text-properties fo:font-size="16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6.831cm" xlink:href=".." xlink:type="simple" chart:class="chart:bar" chart:style-name="ch1">
        <chart:legend svg:x="3.673cm" svg:y="5.978cm" style:legend-expansion="custom" chartooo:width="8.797cm" chartooo:height="0.852cm" style:legend-expansion-aspect-ratio="10.325117370892" chart:style-name="ch2"/>
        <chart:plot-area chart:style-name="ch3" table:cell-range-address="Svajciarsko.A2:Svajciarsko.B5" chart:data-source-has-labels="column" svg:x="0.179cm" svg:y="0.811cm" svg:width="15.345cm" svg:height="4.517cm">
          <chartooo:coordinate-region svg:x="1.012cm" svg:y="1.037cm" svg:width="14.512cm" svg:height="4.066cm"/>
          <chart:axis chart:dimension="x" chart:name="primary-x" chart:style-name="ch4">
            <chart:title svg:x="7.104cm" svg:y="5.245cm" chart:style-name="ch5">
              <text:p>Nástroje</text:p>
            </chart:title>
          </chart:axis>
          <chart:axis chart:dimension="y" chart:name="primary-y" chart:style-name="ch6">
            <chart:title svg:x="0.936cm" svg:y="0.193cm" chart:style-name="ch5">
              <text:p>TCP priepustnosť [Mbps]</text:p>
            </chart:title>
            <chart:grid chart:style-name="ch7" chart:class="major"/>
          </chart:axis>
          <chart:series chart:style-name="ch8" chart:values-cell-range-address="Svajciarsko.A2:Svajciarsko.A2" chart:label-cell-address="Svajciarsko.B2:Svajciarsko.B2" chart:class="chart:bar">
            <chart:data-point chart:style-name="ch9"/>
          </chart:series>
          <chart:series chart:style-name="ch10" chart:values-cell-range-address="Svajciarsko.A3:Svajciarsko.A3" chart:label-cell-address="Svajciarsko.B3:Svajciarsko.B3" chart:class="chart:bar">
            <chart:data-point/>
          </chart:series>
          <chart:series chart:style-name="ch11" chart:values-cell-range-address="Svajciarsko.A4:Svajciarsko.A4" chart:label-cell-address="Svajciarsko.B4:Svajciarsko.B4" chart:class="chart:bar">
            <chart:data-point/>
          </chart:series>
          <chart:series chart:style-name="ch12" chart:values-cell-range-address="Svajciarsko.A5:Svajciarsko.A5" chart:label-cell-address="Svajciarsko.B5:Svajciarsko.B5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Iperf</text:p>
                <draw:g>
                  <svg:desc>Svajciarsko.B2:Svajciarsko.B2</svg:desc>
                </draw:g>
              </table:table-cell>
              <table:table-cell office:value-type="float" office:value="0.36">
                <text:p>0.36</text:p>
                <draw:g>
                  <svg:desc>Svajciarsko.A2:Svajciarsko.A2</svg:desc>
                </draw:g>
              </table:table-cell>
            </table:table-row>
            <table:table-row>
              <table:table-cell office:value-type="string">
                <text:p>Netperf</text:p>
                <draw:g>
                  <svg:desc>Svajciarsko.B3:Svajciarsko.B3</svg:desc>
                </draw:g>
              </table:table-cell>
              <table:table-cell office:value-type="float" office:value="0.22">
                <text:p>0.22</text:p>
                <draw:g>
                  <svg:desc>Svajciarsko.A3:Svajciarsko.A3</svg:desc>
                </draw:g>
              </table:table-cell>
            </table:table-row>
            <table:table-row>
              <table:table-cell office:value-type="string">
                <text:p>Thrulay</text:p>
                <draw:g>
                  <svg:desc>Svajciarsko.B4:Svajciarsko.B4</svg:desc>
                </draw:g>
              </table:table-cell>
              <table:table-cell office:value-type="float" office:value="0.21">
                <text:p>0.21</text:p>
                <draw:g>
                  <svg:desc>Svajciarsko.A4:Svajciarsko.A4</svg:desc>
                </draw:g>
              </table:table-cell>
            </table:table-row>
            <table:table-row>
              <table:table-cell office:value-type="string">
                <text:p>Nuttcp</text:p>
                <draw:g>
                  <svg:desc>Svajciarsko.B5:Svajciarsko.B5</svg:desc>
                </draw:g>
              </table:table-cell>
              <table:table-cell office:value-type="float" office:value="0.22">
                <text:p>0.22</text:p>
                <draw:g>
                  <svg:desc>Svajciarsko.A5:Svajciarsko.A5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000" number:language="sk" number:country="SK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3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0.5" chart:overlap="-20" chart:reverse-direction="false" text:line-break="false" chart:axis-position="start"/>
      <style:graphic-properties svg:stroke-color="#b3b3b3"/>
      <style:text-properties fo:font-size="12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5000">
      <style:chart-properties chart:link-data-style-to-source="false" chart:data-label-number="value" chart:data-label-text="false" chart:data-label-symbol="false"/>
      <style:graphic-properties draw:stroke="none" draw:fill-color="#004586"/>
      <style:text-properties fo:font-size="16pt" style:font-size-asian="10pt" style:font-size-complex="10pt"/>
    </style:style>
    <style:style style:name="ch9" style:family="chart" style:data-style-name="N5000">
      <style:chart-properties chart:link-data-style-to-source="false" chart:data-label-number="value" chart:data-label-text="false" chart:data-label-symbol="false"/>
      <style:graphic-properties draw:stroke="none" draw:fill-color="#579d1c"/>
      <style:text-properties fo:font-size="16pt" style:font-size-asian="10pt" style:font-size-complex="10pt"/>
    </style:style>
    <style:style style:name="ch10" style:family="chart" style:data-style-name="N5000">
      <style:chart-properties chart:link-data-style-to-source="false" chart:data-label-number="value" chart:data-label-text="false" chart:data-label-symbol="false"/>
      <style:graphic-properties draw:stroke="none" draw:fill-color="#7e0021"/>
      <style:text-properties fo:font-size="16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6.779cm" xlink:href=".." xlink:type="simple" chart:class="chart:bar" chart:style-name="ch1">
        <chart:legend svg:x="4.65cm" svg:y="5.921cm" style:legend-expansion="custom" chartooo:width="6.527cm" chartooo:height="0.857cm" style:legend-expansion-aspect-ratio="7.61610268378063" chart:style-name="ch2"/>
        <chart:plot-area chart:style-name="ch3" table:cell-range-address="Svajciarsko.A8:Svajciarsko.B10" chart:data-source-has-labels="column" svg:x="0.087cm" svg:y="0.793cm" svg:width="15.34cm" svg:height="4.46cm">
          <chartooo:coordinate-region svg:x="0.92cm" svg:y="1.019cm" svg:width="14.507cm" svg:height="4.009cm"/>
          <chart:axis chart:dimension="x" chart:name="primary-x" chart:style-name="ch4">
            <chart:title svg:x="6.788cm" svg:y="5.242cm" chart:style-name="ch5">
              <text:p>Nástroje</text:p>
            </chart:title>
          </chart:axis>
          <chart:axis chart:dimension="y" chart:name="primary-y" chart:style-name="ch6">
            <chart:title svg:x="0.96cm" svg:y="0.259cm" chart:style-name="ch5">
              <text:p>UDP priepustnosť [Mbps]</text:p>
            </chart:title>
            <chart:grid chart:style-name="ch7" chart:class="major"/>
          </chart:axis>
          <chart:series chart:style-name="ch8" chart:values-cell-range-address="Svajciarsko.A8:Svajciarsko.A8" chart:label-cell-address="Svajciarsko.B8:Svajciarsko.B8" chart:class="chart:bar">
            <chart:data-point/>
          </chart:series>
          <chart:series chart:style-name="ch9" chart:values-cell-range-address="Svajciarsko.A9:Svajciarsko.A9" chart:label-cell-address="Svajciarsko.B9:Svajciarsko.B9" chart:class="chart:bar">
            <chart:data-point/>
          </chart:series>
          <chart:series chart:style-name="ch10" chart:values-cell-range-address="Svajciarsko.A10:Svajciarsko.A10" chart:label-cell-address="Svajciarsko.B10:Svajciarsko.B10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Iperf</text:p>
                <draw:g>
                  <svg:desc>Svajciarsko.B8:Svajciarsko.B8</svg:desc>
                </draw:g>
              </table:table-cell>
              <table:table-cell office:value-type="float" office:value="0.21">
                <text:p>0.21</text:p>
                <draw:g>
                  <svg:desc>Svajciarsko.A8:Svajciarsko.A8</svg:desc>
                </draw:g>
              </table:table-cell>
            </table:table-row>
            <table:table-row>
              <table:table-cell office:value-type="string">
                <text:p>Nuttcp</text:p>
                <draw:g>
                  <svg:desc>Svajciarsko.B9:Svajciarsko.B9</svg:desc>
                </draw:g>
              </table:table-cell>
              <table:table-cell office:value-type="float" office:value="0.22">
                <text:p>0.22</text:p>
                <draw:g>
                  <svg:desc>Svajciarsko.A9:Svajciarsko.A9</svg:desc>
                </draw:g>
              </table:table-cell>
            </table:table-row>
            <table:table-row>
              <table:table-cell office:value-type="string">
                <text:p>BWPing</text:p>
                <draw:g>
                  <svg:desc>Svajciarsko.B10:Svajciarsko.B10</svg:desc>
                </draw:g>
              </table:table-cell>
              <table:table-cell office:value-type="float" office:value="0.2">
                <text:p>0.2</text:p>
                <draw:g>
                  <svg:desc>Svajciarsko.A10:Svajciarsko.A10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002" number:language="sk" number:country="SK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3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00" chart:overlap="-20" chart:reverse-direction="false" text:line-break="false" chart:axis-position="start"/>
      <style:graphic-properties svg:stroke-color="#b3b3b3"/>
      <style:text-properties fo:font-size="12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5002">
      <style:chart-properties chart:link-data-style-to-source="false" chart:data-label-number="value" chart:data-label-text="false" chart:data-label-symbol="false"/>
      <style:graphic-properties draw:stroke="none" draw:fill-color="#004586"/>
      <style:text-properties fo:font-size="16pt" style:font-size-asian="10pt" style:font-size-complex="10pt"/>
    </style:style>
    <style:style style:name="ch9" style:family="chart" style:data-style-name="N5002">
      <style:chart-properties chart:link-data-style-to-source="false" chart:data-label-number="value" chart:data-label-text="false" chart:data-label-symbol="false"/>
      <style:graphic-properties draw:stroke="none" draw:fill-color="#ffd320"/>
      <style:text-properties fo:font-size="16pt" style:font-size-asian="10pt" style:font-size-complex="10pt"/>
    </style:style>
    <style:style style:name="ch10" style:family="chart" style:data-style-name="N5002">
      <style:chart-properties chart:link-data-style-to-source="false" chart:data-label-number="value" chart:data-label-text="false" chart:data-label-symbol="false"/>
      <style:graphic-properties draw:stroke="none" draw:fill-color="#579d1c"/>
      <style:text-properties fo:font-size="16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6.3cm" xlink:href=".." xlink:type="simple" chart:class="chart:bar" chart:style-name="ch1">
        <chart:legend svg:x="4.719cm" svg:y="5.491cm" style:legend-expansion="custom" chartooo:width="6.398cm" chartooo:height="0.808cm" style:legend-expansion-aspect-ratio="7.91831683168317" chart:style-name="ch2"/>
        <chart:plot-area chart:style-name="ch3" table:cell-range-address="Svajciarsko.A13:Svajciarsko.B15" chart:data-source-has-labels="column" svg:x="0.266cm" svg:y="0.513cm" svg:width="15.472cm" svg:height="4.504cm">
          <chartooo:coordinate-region svg:x="1.231cm" svg:y="0.739cm" svg:width="14.507cm" svg:height="4.053cm"/>
          <chart:axis chart:dimension="x" chart:name="primary-x" chart:style-name="ch4">
            <chart:title svg:x="6.962cm" svg:y="4.878cm" chart:style-name="ch5">
              <text:p>Nástroje</text:p>
            </chart:title>
          </chart:axis>
          <chart:axis chart:dimension="y" chart:name="primary-y" chart:style-name="ch6">
            <chart:title svg:x="1.194cm" svg:y="0.014cm" chart:style-name="ch5">
              <text:p>Strata paketov [%]</text:p>
            </chart:title>
            <chart:grid chart:style-name="ch7" chart:class="major"/>
          </chart:axis>
          <chart:series chart:style-name="ch8" chart:values-cell-range-address="Svajciarsko.A13:Svajciarsko.A13" chart:label-cell-address="Svajciarsko.B13:Svajciarsko.B13" chart:class="chart:bar">
            <chart:data-point/>
          </chart:series>
          <chart:series chart:style-name="ch9" chart:values-cell-range-address="Svajciarsko.A14:Svajciarsko.A14" chart:label-cell-address="Svajciarsko.B14:Svajciarsko.B14" chart:class="chart:bar">
            <chart:data-point/>
          </chart:series>
          <chart:series chart:style-name="ch10" chart:values-cell-range-address="Svajciarsko.A15:Svajciarsko.A15" chart:label-cell-address="Svajciarsko.B15:Svajciarsko.B1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Iperf</text:p>
                <draw:g>
                  <svg:desc>Svajciarsko.B13:Svajciarsko.B13</svg:desc>
                </draw:g>
              </table:table-cell>
              <table:table-cell office:value-type="float" office:value="84.19">
                <text:p>84.19</text:p>
                <draw:g>
                  <svg:desc>Svajciarsko.A13:Svajciarsko.A13</svg:desc>
                </draw:g>
              </table:table-cell>
            </table:table-row>
            <table:table-row>
              <table:table-cell office:value-type="string">
                <text:p>Thrulay</text:p>
                <draw:g>
                  <svg:desc>Svajciarsko.B14:Svajciarsko.B14</svg:desc>
                </draw:g>
              </table:table-cell>
              <table:table-cell office:value-type="float" office:value="82.78">
                <text:p>82.78</text:p>
                <draw:g>
                  <svg:desc>Svajciarsko.A14:Svajciarsko.A14</svg:desc>
                </draw:g>
              </table:table-cell>
            </table:table-row>
            <table:table-row>
              <table:table-cell office:value-type="string">
                <text:p>Nuttcp</text:p>
                <draw:g>
                  <svg:desc>Svajciarsko.B15:Svajciarsko.B15</svg:desc>
                </draw:g>
              </table:table-cell>
              <table:table-cell office:value-type="float" office:value="85.16">
                <text:p>85.16</text:p>
                <draw:g>
                  <svg:desc>Svajciarsko.A15:Svajciarsko.A15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002" number:language="sk" number:country="SK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5pt" style:font-size-asian="10pt" style:font-size-complex="10pt"/>
    </style:style>
    <style:style style:name="ch5" style:family="chart">
      <style:chart-properties style:rotation-angle="0"/>
      <style:text-properties fo:font-size="13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00" chart:overlap="-20" chart:reverse-direction="false" text:line-break="false" chart:axis-position="start"/>
      <style:graphic-properties svg:stroke-color="#b3b3b3"/>
      <style:text-properties fo:font-size="12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5002">
      <style:chart-properties chart:link-data-style-to-source="false" chart:data-label-number="value" chart:data-label-text="false" chart:data-label-symbol="false" chart:label-position="top"/>
      <style:graphic-properties draw:stroke="none" draw:fill-color="#004586"/>
      <style:text-properties fo:font-size="16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5002">
      <style:chart-properties chart:link-data-style-to-source="false" chart:data-label-number="value" chart:data-label-text="false" chart:data-label-symbol="false"/>
      <style:graphic-properties draw:stroke="none" draw:fill-color="#b84700"/>
      <style:text-properties fo:font-size="16pt" style:font-size-asian="10pt" style:font-size-complex="10pt"/>
    </style:style>
    <style:style style:name="ch11" style:family="chart" style:data-style-name="N5002">
      <style:chart-properties chart:link-data-style-to-source="false" chart:data-label-number="value" chart:data-label-text="false" chart:data-label-symbol="false"/>
      <style:graphic-properties draw:stroke="none" draw:fill-color="#ffd320"/>
      <style:text-properties fo:font-size="16pt" style:font-size-asian="10pt" style:font-size-complex="10pt"/>
    </style:style>
    <style:style style:name="ch12" style:family="chart" style:data-style-name="N5002">
      <style:chart-properties chart:link-data-style-to-source="false" chart:data-label-number="value" chart:data-label-text="false" chart:data-label-symbol="false"/>
      <style:graphic-properties draw:stroke="none" draw:fill-color="#579d1c"/>
      <style:text-properties fo:font-size="16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6.779cm" xlink:href=".." xlink:type="simple" chart:class="chart:bar" chart:style-name="ch1">
        <chart:legend svg:x="3.67cm" svg:y="5.932cm" style:legend-expansion="custom" chartooo:width="8.797cm" chartooo:height="0.846cm" style:legend-expansion-aspect-ratio="10.3983451536643" chart:style-name="ch2"/>
        <chart:plot-area chart:style-name="ch3" table:cell-range-address="Brno.A1:Brno.B4" chart:data-source-has-labels="column" svg:x="0.13cm" svg:y="0.867cm" svg:width="15.479cm" svg:height="4.477cm">
          <chartooo:coordinate-region svg:x="1.095cm" svg:y="1.093cm" svg:width="14.514cm" svg:height="4.026cm"/>
          <chart:axis chart:dimension="x" chart:name="primary-x" chart:style-name="ch4">
            <chart:title svg:x="6.993cm" svg:y="5.153cm" chart:style-name="ch5">
              <text:p>Nástroje</text:p>
            </chart:title>
          </chart:axis>
          <chart:axis chart:dimension="y" chart:name="primary-y" chart:style-name="ch6">
            <chart:title svg:x="0.855cm" svg:y="0.131cm" chart:style-name="ch5">
              <text:p>TCP priepustnosť [Mbps]</text:p>
            </chart:title>
            <chart:grid chart:style-name="ch7" chart:class="major"/>
          </chart:axis>
          <chart:series chart:style-name="ch8" chart:values-cell-range-address="Brno.A1:Brno.A1" chart:label-cell-address="Brno.B1:Brno.B1" chart:class="chart:bar">
            <chart:data-point chart:style-name="ch9"/>
          </chart:series>
          <chart:series chart:style-name="ch10" chart:values-cell-range-address="Brno.A2:Brno.A2" chart:label-cell-address="Brno.B2:Brno.B2" chart:class="chart:bar">
            <chart:data-point/>
          </chart:series>
          <chart:series chart:style-name="ch11" chart:values-cell-range-address="Brno.A3:Brno.A3" chart:label-cell-address="Brno.B3:Brno.B3" chart:class="chart:bar">
            <chart:data-point/>
          </chart:series>
          <chart:series chart:style-name="ch12" chart:values-cell-range-address="Brno.A4:Brno.A4" chart:label-cell-address="Brno.B4:Brno.B4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Iperf</text:p>
                <draw:g>
                  <svg:desc>Brno.B1:Brno.B1</svg:desc>
                </draw:g>
              </table:table-cell>
              <table:table-cell office:value-type="float" office:value="87.94">
                <text:p>87.94</text:p>
                <draw:g>
                  <svg:desc>Brno.A1:Brno.A1</svg:desc>
                </draw:g>
              </table:table-cell>
            </table:table-row>
            <table:table-row>
              <table:table-cell office:value-type="string">
                <text:p>Netperf</text:p>
                <draw:g>
                  <svg:desc>Brno.B2:Brno.B2</svg:desc>
                </draw:g>
              </table:table-cell>
              <table:table-cell office:value-type="float" office:value="87.33">
                <text:p>87.33</text:p>
                <draw:g>
                  <svg:desc>Brno.A2:Brno.A2</svg:desc>
                </draw:g>
              </table:table-cell>
            </table:table-row>
            <table:table-row>
              <table:table-cell office:value-type="string">
                <text:p>Thrulay</text:p>
                <draw:g>
                  <svg:desc>Brno.B3:Brno.B3</svg:desc>
                </draw:g>
              </table:table-cell>
              <table:table-cell office:value-type="float" office:value="87.51">
                <text:p>87.51</text:p>
                <draw:g>
                  <svg:desc>Brno.A3:Brno.A3</svg:desc>
                </draw:g>
              </table:table-cell>
            </table:table-row>
            <table:table-row>
              <table:table-cell office:value-type="string">
                <text:p>Nuttcp</text:p>
                <draw:g>
                  <svg:desc>Brno.B4:Brno.B4</svg:desc>
                </draw:g>
              </table:table-cell>
              <table:table-cell office:value-type="float" office:value="87.12">
                <text:p>87.12</text:p>
                <draw:g>
                  <svg:desc>Brno.A4:Brno.A4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